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 style:writing-mode="lr-tb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le1.2" style:family="table-row">
      <style:table-row-properties style:min-row-height="0.529cm" fo:keep-together="always"/>
    </style:style>
    <style:style style:name="Table1.A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1.F2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476cm" fo:keep-together="always"/>
    </style:style>
    <style:style style:name="Table1.4" style:family="table-row">
      <style:table-row-properties style:min-row-height="0.609cm" fo:keep-together="auto"/>
    </style:style>
    <style:style style:name="Table1.5" style:family="table-row">
      <style:table-row-properties style:min-row-height="0.661cm" fo:keep-together="auto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999cm"/>
    </style:style>
    <style:style style:name="Table2.B" style:family="table-column">
      <style:table-column-properties style:column-width="1.602cm"/>
    </style:style>
    <style:style style:name="Table2.C" style:family="table-column">
      <style:table-column-properties style:column-width="7.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loext:contextual-spacing="false" fo:margin-top="0cm" fo:margin-bottom="0.423cm" style:border-line-width-bottom="0.026cm 0.035cm 0.002cm" fo:padding="0.049cm" fo:border-left="none" fo:border-right="none" fo:border-top="none" fo:border-bottom="0.0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35cm 0.002cm" fo:padding="0.049cm" fo:border-left="none" fo:border-right="none" fo:border-top="0.06pt double #000000" fo:border-bottom="none" style:shadow="none"/>
    </style:style>
    <style:style style:name="P3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6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Verdana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Verdana" fo:font-size="10pt" style:font-size-asian="10pt" style:font-size-complex="10pt"/>
    </style:style>
    <style:style style:name="P9" style:family="paragraph" style:parent-style-name="Standard">
      <style:paragraph-properties style:snap-to-layout-grid="false"/>
      <style:text-properties style:font-name="Verdana"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P12" style:family="paragraph" style:parent-style-name="Heading_20_1">
      <style:text-properties style:font-name="Verdana" fo:font-size="10pt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S 192 AY 2014-2015</text:p>
      <text:p text:style-name="P5"><text:s/>Sprint Review Checklist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">Reviewer's Name: <text:s/></text:p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6">Peer Review Date: </text:p>
          </table:table-cell>
          <table:covered-table-cell/>
          <table:table-cell table:style-name="Table1.F1" office:value-type="string">
            <text:p text:style-name="P7"/>
          </table:table-cell>
        </table:table-row>
        <table:table-row table:style-name="Table1.2">
          <table:table-cell table:style-name="Table1.A2" table:number-rows-spanned="2" office:value-type="string">
            <text:p text:style-name="P6">Project Name: </text:p>
          </table:table-cell>
          <table:table-cell table:style-name="Table1.A1" table:number-rows-spanned="2" table:number-columns-spanned="2" office:value-type="string">
            <text:p text:style-name="P6">Watudu</text:p>
          </table:table-cell>
          <table:covered-table-cell/>
          <table:table-cell table:style-name="Table1.D2" table:number-columns-spanned="2" office:value-type="string">
            <text:p text:style-name="P6">Project ID: <text:s/></text:p>
          </table:table-cell>
          <table:covered-table-cell/>
          <table:table-cell table:style-name="Table1.F2" table:number-rows-spanned="2" office:value-type="string">
            <text:p text:style-name="P7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9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6">Developer’s Name:</text:p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6">Sprint Number</text:p>
          </table:table-cell>
          <table:covered-table-cell/>
          <table:table-cell table:style-name="Table1.F1" table:number-columns-spanned="2" office:value-type="string">
            <text:p text:style-name="P7">3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6">Sprint Release Approved</text:p>
          </table:table-cell>
          <table:table-cell table:style-name="Table1.F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</table:table>
      <text:p text:style-name="P7"/>
      <text:p text:style-name="P10">This checklist is to be used to assess if sprint goals have been achieved during the sprint. <text:s/>Particularly, if the target features of the software have been built based on user acceptance criteria.</text:p>
      <text:p text:style-name="P7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User Acceptance Criteria</text:p>
          </table:table-cell>
          <table:table-cell table:style-name="Table2.A1" office:value-type="string">
            <text:p text:style-name="P4">Comply</text:p>
          </table:table-cell>
          <table:table-cell table:style-name="Table2.C1" office:value-type="string">
            <text:p text:style-name="P4">Remarks</text:p>
          </table:table-cell>
        </table:table-row>
        <table:table-row>
          <table:table-cell table:style-name="Table2.A2" office:value-type="string">
            <text:p text:style-name="P3">User: Access and see own events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3">System: Redirect user to a page where user</text:p>
            <text:p text:style-name="P13">can see his/her own events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User: Access and see event participants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System: Redirect user to a page or modal</text:p>
            <text:p text:style-name="P3">where he/she can view event participants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User: Access and see event subscribers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System: Redirect user to a page or modal</text:p>
            <text:p text:style-name="P3">where he/she can view event subscribers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User: Access and see the Homepage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User: See Events Displayed in the Homepage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User: Able to Edit his/her profile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System: Redirects User to a modal or the same page with a message indicating successful edit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System: Store the changes in his/her account information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User: Able to Edit his/her subscriptions to other users and follows to events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System: Redirects User to a modal or the same page with a message indicating successful change in subscription or follow <text:s/>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ext:soft-page-break/>
        <table:table-row>
          <table:table-cell table:style-name="Table2.A2" office:value-type="string">
            <text:p text:style-name="P3">System: Store the changes in subscriptions and follows in the database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User: Able to search events, organizations and tags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System: Display the list of related events, organizations, and tags 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User: Able to search events, organizations and tags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System: Display the list of related events, organizations, and tags 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User: Able to search events, organizations and tags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System: Display the list of related events, organizations, and tags 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System: Able to synchronize database to the mobile application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</table:table>
      <text:p text:style-name="P10"/>
      <text:h text:style-name="P12" text:outline-level="1">Reviewer’s Comments:<text:line-break/></text:h>
      <text:p text:style-name="P7">[Place here additional reviewer's comments. <text:s/>It may contain items that he or she would want to include in the succeeding sprints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24pt" fo:language="en" fo:country="US" style:font-name-asian="Times New Roman" style:font-size-asian="24pt" style:font-name-complex="Times New Roman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/>
    <style:style style:name="WW8Num10z2" style:family="text">
      <style:text-properties style:font-name="Wingdings" style:font-name-complex="Wingdings"/>
    </style:style>
    <style:style style:name="WW8Num10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loext:contextual-spacing="false" fo:margin-top="0cm" fo:margin-bottom="0.423cm" style:border-line-width-bottom="0.026cm 0.035cm 0.002cm" fo:padding="0.049cm" fo:border-left="none" fo:border-right="none" fo:border-top="none" fo:border-bottom="0.0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35cm 0.002cm" fo:padding="0.049cm" fo:border-left="none" fo:border-right="none" fo:border-top="0.0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6-02-24T23:28:44</dc:date>
    <meta:print-date>2006-07-28T14:33:00</meta:print-date>
    <meta:editing-cycles>9</meta:editing-cycles>
    <meta:editing-duration>PT35M31S</meta:editing-duration>
    <meta:generator>LibreOffice/3.5$Linux_x86 LibreOffice_project/350m1$Build-2</meta:generator>
    <dc:creator>Jacob Torres</dc:creator>
    <meta:document-statistic meta:table-count="2" meta:image-count="0" meta:object-count="0" meta:page-count="2" meta:paragraph-count="44" meta:word-count="298" meta:character-count="1855" meta:non-whitespace-character-count="1577"/>
  </office:meta>
</office:document-meta>
</file>